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82948" officeooo:paragraph-rsid="00082948"/>
    </style:style>
    <style:style style:name="P2" style:family="paragraph" style:parent-style-name="Standard">
      <style:paragraph-properties fo:line-height="200%" fo:text-align="center" style:justify-single-word="false"/>
      <style:text-properties officeooo:rsid="00082948" officeooo:paragraph-rsid="00082948"/>
    </style:style>
    <style:style style:name="P3" style:family="paragraph" style:parent-style-name="Standard">
      <style:paragraph-properties fo:line-height="200%"/>
      <style:text-properties officeooo:rsid="00082948" officeooo:paragraph-rsid="0008d9b7"/>
    </style:style>
    <style:style style:name="P4" style:family="paragraph" style:parent-style-name="Standard">
      <style:paragraph-properties fo:line-height="200%"/>
      <style:text-properties officeooo:rsid="00082948" officeooo:paragraph-rsid="000a0d82"/>
    </style:style>
    <style:style style:name="P5" style:family="paragraph" style:parent-style-name="Standard">
      <style:paragraph-properties fo:line-height="200%"/>
      <style:text-properties officeooo:rsid="00082948" officeooo:paragraph-rsid="000a0e6e"/>
    </style:style>
    <style:style style:name="P6" style:family="paragraph" style:parent-style-name="Standard">
      <style:paragraph-properties fo:line-height="200%" fo:text-align="center" style:justify-single-word="false"/>
      <style:text-properties fo:font-weight="bold" officeooo:rsid="00082948" officeooo:paragraph-rsid="00082948" style:font-weight-asian="bold" style:font-weight-complex="bold"/>
    </style:style>
    <style:style style:name="P7" style:family="paragraph" style:parent-style-name="Standard">
      <style:paragraph-properties fo:line-height="200%"/>
    </style:style>
    <style:style style:name="P8" style:family="paragraph" style:parent-style-name="Standard">
      <style:paragraph-properties fo:line-height="200%" fo:text-align="center" style:justify-single-word="false"/>
      <style:text-properties officeooo:paragraph-rsid="00000f02"/>
    </style:style>
    <style:style style:name="P9" style:family="paragraph" style:parent-style-name="Standard">
      <style:paragraph-properties fo:line-height="200%" fo:text-align="center" style:justify-single-word="false"/>
      <style:text-properties officeooo:paragraph-rsid="00082948"/>
    </style:style>
    <style:style style:name="P10" style:family="paragraph" style:parent-style-name="Standard" style:list-style-name="L2">
      <style:paragraph-properties fo:line-height="200%"/>
      <style:text-properties officeooo:paragraph-rsid="0008d9b7"/>
    </style:style>
    <style:style style:name="P11" style:family="paragraph" style:parent-style-name="Standard" style:list-style-name="L2">
      <style:paragraph-properties fo:line-height="200%"/>
      <style:text-properties officeooo:rsid="000b5f7e" officeooo:paragraph-rsid="000b5f7e"/>
    </style:style>
    <style:style style:name="P12" style:family="paragraph" style:parent-style-name="Title">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Title">
      <style:text-properties fo:font-size="12pt" style:font-size-asian="12pt" style:font-size-complex="12pt"/>
    </style:style>
    <style:style style:name="P14" style:family="paragraph" style:parent-style-name="Title">
      <style:paragraph-properties fo:line-height="200%"/>
      <style:text-properties fo:font-size="12pt" officeooo:rsid="000b5f7e" officeooo:paragraph-rsid="000bdc0a" style:font-size-asian="12pt" style:font-size-complex="12pt"/>
    </style:style>
    <style:style style:name="P15" style:family="paragraph" style:parent-style-name="Title">
      <style:paragraph-properties fo:text-align="center" style:justify-single-word="false"/>
      <style:text-properties fo:font-size="12pt" fo:font-weight="bold" officeooo:rsid="000b5f7e" officeooo:paragraph-rsid="000b5f7e" style:font-size-asian="12pt" style:font-weight-asian="bold" style:font-size-complex="12pt" style:font-weight-complex="bold"/>
    </style:style>
    <style:style style:name="P16" style:family="paragraph" style:parent-style-name="Title">
      <style:paragraph-properties fo:line-height="200%" fo:text-align="center" style:justify-single-word="false"/>
      <style:text-properties fo:font-size="12pt" fo:font-weight="bold" officeooo:rsid="000b5f7e" officeooo:paragraph-rsid="000b5f7e" style:font-size-asian="12pt" style:font-weight-asian="bold" style:font-size-complex="12pt" style:font-weight-complex="bold"/>
    </style:style>
    <style:style style:name="P17" style:family="paragraph" style:parent-style-name="Title">
      <style:paragraph-properties fo:text-align="center" style:justify-single-word="false"/>
      <style:text-properties fo:font-size="12pt" fo:font-weight="bold" officeooo:rsid="000bf1f0" officeooo:paragraph-rsid="000bf1f0" style:font-size-asian="12pt" style:font-weight-asian="bold" style:font-size-complex="12pt" style:font-weight-complex="bold"/>
    </style:style>
    <style:style style:name="T1" style:family="text">
      <style:text-properties style:font-name="Times New Roman"/>
    </style:style>
    <style:style style:name="T2" style:family="text">
      <style:text-properties style:font-name="Times New Roman" officeooo:rsid="00000f02"/>
    </style:style>
    <style:style style:name="T3" style:family="text">
      <style:text-properties style:font-name="Times New Roman" officeooo:rsid="000b5f7e"/>
    </style:style>
    <style:style style:name="T4" style:family="text">
      <style:text-properties style:font-name="Times New Roman" officeooo:rsid="000bdc0a"/>
    </style:style>
    <style:style style:name="T5" style:family="text">
      <style:text-properties style:font-name="Times New Roman" fo:font-style="italic" style:font-style-asian="italic" style:font-style-complex="italic"/>
    </style:style>
    <style:style style:name="T6" style:family="text">
      <style:text-properties style:font-name="Times New Roman" fo:font-style="italic" officeooo:rsid="000bdc0a" style:font-style-asian="italic" style:font-style-complex="italic"/>
    </style:style>
    <style:style style:name="T7" style:family="text">
      <style:text-properties style:font-name="Times New Roman" fo:font-style="italic" officeooo:rsid="00082948" style:font-style-asian="italic" style:font-style-complex="italic"/>
    </style:style>
    <style:style style:name="T8" style:family="text">
      <style:text-properties style:font-name="Times New Roman" fo:font-style="italic" officeooo:rsid="000b5f7e" style:font-style-asian="italic" style:font-style-complex="italic"/>
    </style:style>
    <style:style style:name="T9" style:family="text">
      <style:text-properties style:font-name="Times New Roman" fo:font-style="italic" officeooo:rsid="000dd4ce" style:font-style-asian="italic" style:font-style-complex="italic"/>
    </style:style>
    <style:style style:name="T10" style:family="text">
      <style:text-properties style:font-name="Times New Roman" officeooo:rsid="00082948"/>
    </style:style>
    <style:style style:name="T11" style:family="text">
      <style:text-properties style:font-name="Times New Roman" officeooo:rsid="000bf1f0"/>
    </style:style>
    <style:style style:name="T12" style:family="text">
      <style:text-properties style:font-name="Times New Roman" officeooo:rsid="000dd4ce"/>
    </style:style>
    <style:style style:name="T13" style:family="text">
      <style:text-properties officeooo:rsid="00082948"/>
    </style:style>
    <style:style style:name="T14" style:family="text">
      <style:text-properties fo:font-weight="bold" style:font-weight-asian="bold" style:font-weight-complex="bold"/>
    </style:style>
    <style:style style:name="T15" style:family="text">
      <style:text-properties fo:font-weight="bold" officeooo:rsid="00000f02" style:font-weight-asian="bold" style:font-weight-complex="bold"/>
    </style:style>
    <style:style style:name="T16" style:family="text">
      <style:text-properties fo:font-weight="bold" officeooo:rsid="00082948" style:font-weight-asian="bold" style:font-weight-complex="bold"/>
    </style:style>
    <style:style style:name="T17" style:family="text">
      <style:text-properties fo:font-weight="bold" officeooo:rsid="0008d9b7" style:font-weight-asian="bold" style:font-weight-complex="bold"/>
    </style:style>
    <style:style style:name="T18" style:family="text">
      <style:text-properties fo:font-weight="bold" officeooo:rsid="000b5f7e" style:font-weight-asian="bold" style:font-weight-complex="bold"/>
    </style:style>
    <style:style style:name="T19" style:family="text">
      <style:text-properties fo:font-weight="bold" officeooo:rsid="000bf1f0" style:font-weight-asian="bold" style:font-weight-complex="bold"/>
    </style:style>
    <style:style style:name="T20" style:family="text">
      <style:text-properties officeooo:rsid="0008d9b7"/>
    </style:style>
    <style:style style:name="T21" style:family="text">
      <style:text-properties fo:font-style="italic" style:font-style-asian="italic" style:font-style-complex="italic"/>
    </style:style>
    <style:style style:name="T22" style:family="text">
      <style:text-properties fo:font-style="italic" fo:font-weight="bold" officeooo:rsid="0008d9b7" style:font-style-asian="italic" style:font-weight-asian="bold" style:font-style-complex="italic" style:font-weight-complex="bold"/>
    </style:style>
    <style:style style:name="T23" style:family="text">
      <style:text-properties fo:font-style="italic" fo:font-weight="bold" officeooo:rsid="000a0d82" style:font-style-asian="italic" style:font-weight-asian="bold" style:font-style-complex="italic" style:font-weight-complex="bold"/>
    </style:style>
    <style:style style:name="T24" style:family="text">
      <style:text-properties fo:font-style="italic" fo:font-weight="bold" officeooo:rsid="000a0e6e" style:font-style-asian="italic" style:font-weight-asian="bold" style:font-style-complex="italic" style:font-weight-complex="bold"/>
    </style:style>
    <style:style style:name="T25" style:family="text">
      <style:text-properties officeooo:rsid="000a0d82"/>
    </style:style>
    <style:style style:name="T26" style:family="text">
      <style:text-properties officeooo:rsid="000a0e6e"/>
    </style:style>
    <style:style style:name="T27" style:family="text">
      <style:text-properties officeooo:rsid="000b5f7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A</text:span><text:span text:style-name="T1">n Improved</text:span><text:span text:style-name="T5"> </text:span><text:span text:style-name="T8">Journal of Dairy Science </text:span><text:span text:style-name="T3">Style for Zotero</text:span></text:p>
      <text:p text:style-name="P12"><text:span text:style-name="T3"/></text:p>
      <text:p text:style-name="P15"><text:span text:style-name="T1">John B. Cole</text:span></text:p>
      <text:p text:style-name="P15"><text:span text:style-name="T1">Animal Genomics and Improvement Laboratory, ARS, USDA</text:span></text:p>
      <text:p text:style-name="P17"><text:span text:style-name="T1">john.cole@ars.usda.gov</text:span></text:p>
      <text:p text:style-name="P13"><text:span text:style-name="T3"/></text:p>
      <text:p text:style-name="P16"><text:span text:style-name="T1">OVERVIEW</text:span></text:p>
      <text:p text:style-name="P14"><text:span text:style-name="T1"><text:tab/></text:span><text:span text:style-name="T4">The free reference manager, Zotero (</text:span><text:a xlink:type="simple" xlink:href="https://www.zotero.org/" text:style-name="Internet_20_link" text:visited-style-name="Visited_20_Internet_20_Link"><text:span text:style-name="T4">https://www.zotero.org/</text:span></text:a><text:span text:style-name="T4">), is a </text:span><text:span text:style-name="T12">very nice</text:span><text:span text:style-name="T4"> tool. However, it has one </text:span><text:span text:style-name="T12">major flaw in my opinion</text:span><text:span text:style-name="T4">: the </text:span><text:span text:style-name="T6">Journal of Dairy Science</text:span><text:span text:style-name="T4"> style in the Zotero Style Repository (</text:span><text:a xlink:type="simple" xlink:href="https://www.zotero.org/styles" text:style-name="Internet_20_link" text:visited-style-name="Visited_20_Internet_20_Link"><text:span text:style-name="T4">https://www.zotero.org/styles</text:span></text:a><text:span text:style-name="T4">) is not compliant with JSD style. Most notably, it italicizes journal names, but there are a number of other small inconsistencies, as well. I’m sure that many of you have thought, “Someone should fix that!” Well, my friends, someone finally has. Imperfectly, to be sure, but I believe that the new “2016 Journal of Dairy Science” style is a notable improvement over the existing style. In this document I have recreated all of the examples in the </text:span><text:span text:style-name="T10">“</text:span><text:span text:style-name="T7">Journal of Dairy Science</text:span><text:span text:style-name="T10">® Instructions to Authors: Style and Form” </text:span><text:span text:style-name="T4">with about 95% fidelity. I have not edited any of the references to correct th</text:span><text:span text:style-name="T11">os</text:span><text:span text:style-name="T4">e minor errors, </text:span><text:span text:style-name="T11">with the exception of one callout</text:span><text:span text:style-name="T4">. </text:span><text:span text:style-name="T12">If memory serves, and it may not at this point, </text:span><text:span text:style-name="T9">Journal of Animal Science</text:span><text:span text:style-name="T12"> uses a very similar style to JDS, so you may be able to kill two birds with one style, as it were.</text:span></text:p>
      <text:p text:style-name="P6"><text:span text:style-name="T2">S</text:span><text:span text:style-name="T1">AMPLE CALLOUTS</text:span></text:p>
      <text:p text:style-name="P7"><text:span text:style-name="T2"><text:tab/>Reference management is universally frustrating </text:span><text:reference-mark-start text:name="ZOTERO_ITEM CSL_CITATION {&quot;citationID&quot;:&quot;hUFafy5F&quot;,&quot;properties&quot;:{&quot;formattedCitation&quot;:&quot;(Goering and Van Soest, 1970; Lengemann et al., 1974; Kelly, M.G., 1977; Biernoth and Merk, 1985; National Mastitis Council, 1995; Barbano, 1996; de Vries and Veerkamp, 2000; National Research Council, 2001; US Department of Agriculture, Plant and Animal Health Inspection Service, 2004, 69 69; Interbull, 2008; VanRaden, 2008; Hayes et al., 2009; FASS, 2010; Buch et al., 2011; Jenkins et al., 2011; AOAC International, 2012, [CSL STYLE ERROR: reference with no printed form.])&quot;,&quot;plainCitation&quot;:&quot;(Goering and Van Soest, 1970; Lengemann et al., 1974; Kelly, M.G., 1977; Biernoth and Merk, 1985; National Mastitis Council, 1995; Barbano, 1996; de Vries and Veerkamp, 2000; National Research Council, 2001; US Department of Agriculture, Plant and Animal Health Inspection Service, 2004, 69 69; Interbull, 2008; VanRaden, 2008; Hayes et al., 2009; FASS, 2010; Buch et al., 2011; Jenkins et al., 2011; AOAC International, 2012, [CSL STYLE ERROR: reference with no printed form.])&quot;},&quot;citationItems&quot;:[{&quot;id&quot;:21,&quot;uris&quot;:[&quot;http://zotero.org/users/local/mfBYegI5/items/9D8MKTV4&quot;],&quot;uri&quot;:[&quot;http://zotero.org/users/local/mfBYegI5/items/9D8MKTV4&quot;],&quot;itemData&quot;:{&quot;id&quot;:21,&quot;type&quot;:&quot;book&quot;,&quot;title&quot;:&quot;Forage Fiber Analyses (Apparatus, Reagents, Procedures, and Some Applications)&quot;,&quot;collection-title&quot;:&quot;Agric. Handbook&quot;,&quot;collection-number&quot;:&quot;379&quot;,&quot;publisher&quot;:&quot;ARS-USDA&quot;,&quot;publisher-place&quot;:&quot;Washington, DC&quot;,&quot;event-place&quot;:&quot;Washington, DC&quot;,&quot;author&quot;:[{&quot;family&quot;:&quot;Goering&quot;,&quot;given&quot;:&quot;H.K.&quot;},{&quot;family&quot;:&quot;Van Soest&quot;,&quot;given&quot;:&quot;P.J.&quot;}],&quot;issued&quot;:{&quot;date-parts&quot;:[[&quot;1970&quot;]]}}},{&quot;id&quot;:22,&quot;uris&quot;:[&quot;http://zotero.org/users/local/mfBYegI5/items/EED5SNQJ&quot;],&quot;uri&quot;:[&quot;http://zotero.org/users/local/mfBYegI5/items/EED5SNQJ&quot;],&quot;itemData&quot;:{&quot;id&quot;:22,&quot;type&quot;:&quot;chapter&quot;,&quot;title&quot;:&quot;Physiological and biochemical aspects of the accumulation of contaminant radionuclides in milk&quot;,&quot;container-title&quot;:&quot;Lactation: A Comprehensive Treatise. Nutrition and Biochemistry of Milk/ Maintenance&quot;,&quot;publisher&quot;:&quot;Academic Press&quot;,&quot;publisher-place&quot;:&quot;London, UK&quot;,&quot;page&quot;:&quot;159-170&quot;,&quot;volume&quot;:&quot;3&quot;,&quot;event-place&quot;:&quot;London, UK&quot;,&quot;author&quot;:[{&quot;family&quot;:&quot;Lengemann&quot;,&quot;given&quot;:&quot;F.W.&quot;},{&quot;family&quot;:&quot;Wentworth&quot;,&quot;given&quot;:&quot;R.A.&quot;},{&quot;family&quot;:&quot;Comar&quot;,&quot;given&quot;:&quot;C.L.&quot;}],&quot;editor&quot;:[{&quot;family&quot;:&quot;Larson&quot;,&quot;given&quot;:&quot;B.L.&quot;},{&quot;family&quot;:&quot;Smith&quot;,&quot;given&quot;:&quot;V.R.&quot;}],&quot;issued&quot;:{&quot;date-parts&quot;:[[&quot;1974&quot;]]}}},{&quot;id&quot;:29,&quot;uris&quot;:[&quot;http://zotero.org/users/local/mfBYegI5/items/NB6DMSZN&quot;],&quot;uri&quot;:[&quot;http://zotero.org/users/local/mfBYegI5/items/NB6DMSZN&quot;],&quot;itemData&quot;:{&quot;id&quot;:29,&quot;type&quot;:&quot;thesis&quot;,&quot;title&quot;:&quot;Genetic parameters of growth in purebred and crossbred dairy cattle&quot;,&quot;publisher&quot;:&quot;North Carolina State University&quot;,&quot;publisher-place&quot;:&quot;Raleigh, NC&quot;,&quot;genre&quot;:&quot;MS&quot;,&quot;event-place&quot;:&quot;Raleigh, NC&quot;,&quot;author&quot;:[{&quot;family&quot;:&quot;Kelly, M.G.&quot;,&quot;given&quot;:&quot;&quot;}],&quot;issued&quot;:{&quot;date-parts&quot;:[[&quot;1977&quot;]]}}},{&quot;id&quot;:26,&quot;uris&quot;:[&quot;http://zotero.org/users/local/mfBYegI5/items/WJI54PUD&quot;],&quot;uri&quot;:[&quot;http://zotero.org/users/local/mfBYegI5/items/WJI54PUD&quot;],&quot;itemData&quot;:{&quot;id&quot;:26,&quot;type&quot;:&quot;patent&quot;,&quot;title&quot;:&quot;Fractionation of milk fat using a liquified gas or a gas in the supercritical state&quot;,&quot;note&quot;:&quot;Unilever NV-PLC&quot;,&quot;number&quot;:&quot;4,504,503&quot;,&quot;author&quot;:[{&quot;family&quot;:&quot;Biernoth&quot;,&quot;given&quot;:&quot;G.&quot;},{&quot;family&quot;:&quot;Merk&quot;,&quot;given&quot;:&quot;W.&quot;}],&quot;issued&quot;:{&quot;date-parts&quot;:[[&quot;1985&quot;]]}}},{&quot;id&quot;:25,&quot;uris&quot;:[&quot;http://zotero.org/users/local/mfBYegI5/items/43KHGZU3&quot;],&quot;uri&quot;:[&quot;http://zotero.org/users/local/mfBYegI5/items/43KHGZU3&quot;],&quot;itemData&quot;:{&quot;id&quot;:25,&quot;type&quot;:&quot;paper-conference&quot;,&quot;title&quot;:&quot;Summary of peer-reviewed publications on efficacy of premilking and postmilking teat disinfections published since 1980&quot;,&quot;container-title&quot;:&quot;Natl. Mastitis Counc. Reg. Mtg. Proc., Harrisburg, PA.&quot;,&quot;publisher&quot;:&quot;Natl. Mastitis Counc., Inc.&quot;,&quot;publisher-place&quot;:&quot;Madison, WI&quot;,&quot;page&quot;:&quot;82-92&quot;,&quot;event-place&quot;:&quot;Madison, WI&quot;,&quot;author&quot;:[{&quot;family&quot;:&quot;National Mastitis Council&quot;,&quot;given&quot;:&quot;&quot;}],&quot;issued&quot;:{&quot;date-parts&quot;:[[&quot;1995&quot;]]}}},{&quot;id&quot;:24,&quot;uris&quot;:[&quot;http://zotero.org/users/local/mfBYegI5/items/8D44RFGW&quot;],&quot;uri&quot;:[&quot;http://zotero.org/users/local/mfBYegI5/items/8D44RFGW&quot;],&quot;itemData&quot;:{&quot;id&quot;:24,&quot;type&quot;:&quot;paper-conference&quot;,&quot;title&quot;:&quot;Mozzarella cheese yield: Factors to consider&quot;,&quot;container-title&quot;:&quot;Proc.&quot;,&quot;publisher&quot;:&quot;Ctr. Dairy Res., Univ. Wisconsin&quot;,&quot;publisher-place&quot;:&quot;Madison&quot;,&quot;page&quot;:&quot;29&quot;,&quot;event&quot;:&quot;Wisconsin Cheese Makers Mtg., Madison&quot;,&quot;event-place&quot;:&quot;Madison&quot;,&quot;author&quot;:[{&quot;family&quot;:&quot;Barbano&quot;,&quot;given&quot;:&quot;D.M.&quot;}],&quot;issued&quot;:{&quot;date-parts&quot;:[[&quot;1996&quot;]]}}},{&quot;id&quot;:11,&quot;uris&quot;:[&quot;http://zotero.org/users/local/mfBYegI5/items/MT3EUC4F&quot;],&quot;uri&quot;:[&quot;http://zotero.org/users/local/mfBYegI5/items/MT3EUC4F&quot;],&quot;itemData&quot;:{&quot;id&quot;:11,&quot;type&quot;:&quot;article-journal&quot;,&quot;title&quot;:&quot;Energy Balance of Dairy Cattle in Relation to Milk Production Variables and Fertility&quot;,&quot;container-title&quot;:&quot;J. Dairy Sci.&quot;,&quot;page&quot;:&quot;62-69&quot;,&quot;volume&quot;:&quot;83&quot;,&quot;issue&quot;:&quot;1&quot;,&quot;source&quot;:&quot;www.journalofdairyscience.org&quot;,&quot;abstract&quot;:&quot;Variables derived from milk yield records were investigated to find an easy to measure and readily available indicator of the energy balance status of a lactating cow. Weekly energy balances during the first 180 d in milk (DIM) were calculated from weekly yield, live weight, and energy intake records for 470 first lactation heifers. The energy balance curve for each cow was estimated using a random regression model. From each curve, three measures were calculated to describe the energy balance status: 1) total energy deficit in early lactation, 2) interval for return to positive energy balance, and 3) lowest value (nadir) for energy balance. Mean energy deficit per lactation was 776.8 MJ of NEL/d, interval for return to positive energy balance was 41.47 d, and nadir was –33.72 MJ of NEL/d. Regression analysis to relate these variables to interval to start of luteal activity (measured using progesterone profiles) showed that a low nadir of energy balance was related to delayed resumption of luteal activity. In general, a 10 MJ of NEL/d lower nadir of energy balance corresponded to a delay of ovulation of 1.25 d. A relatively strong decrease in fat percentage during early lactation was significantly correlated with lower nadir of energy balance, larger energy deficit, and later return to positive energy balance. The maximal correlation was between nadir of energy balance and a decrease of milk fat percentage. This correlation remained above 0.60 throughout the first 26 DIM but dropped to 0.14 at 180 DIM. Large decreases in milk fat percentage were related to high initial fat percentages at the start of lactation and slightly lower fat percentages later during lactation. Hence, we concluded that a decrease in fat percentage during early lactation might serve as an indicator of energy balance.&quot;,&quot;DOI&quot;:&quot;10.3168/jds.S0022-0302(00)74856-9&quot;,&quot;ISSN&quot;:&quot;0022-0302&quot;,&quot;note&quot;:&quot;PMID: 10659965&quot;,&quot;journalAbbreviation&quot;:&quot;Journal of Dairy Science&quot;,&quot;language&quot;:&quot;English&quot;,&quot;author&quot;:[{&quot;family&quot;:&quot;Vries&quot;,&quot;given&quot;:&quot;M. J.&quot;,&quot;non-dropping-particle&quot;:&quot;de&quot;},{&quot;family&quot;:&quot;Veerkamp&quot;,&quot;given&quot;:&quot;R. F.&quot;}],&quot;issued&quot;:{&quot;date-parts&quot;:[[&quot;2000&quot;,1,1]]},&quot;PMID&quot;:&quot;10659965&quot;}},{&quot;id&quot;:23,&quot;uris&quot;:[&quot;http://zotero.org/users/local/mfBYegI5/items/3CUTFVMU&quot;],&quot;uri&quot;:[&quot;http://zotero.org/users/local/mfBYegI5/items/3CUTFVMU&quot;],&quot;itemData&quot;:{&quot;id&quot;:23,&quot;type&quot;:&quot;book&quot;,&quot;title&quot;:&quot;Nutrient Requirements of Dairy Cattle&quot;,&quot;publisher&quot;:&quot;National Academy Press&quot;,&quot;publisher-place&quot;:&quot;Washington, DC&quot;,&quot;edition&quot;:&quot;7th rev.&quot;,&quot;event-place&quot;:&quot;Washington, DC&quot;,&quot;author&quot;:[{&quot;family&quot;:&quot;National Research Council&quot;,&quot;given&quot;:&quot;&quot;}],&quot;issued&quot;:{&quot;date-parts&quot;:[[&quot;2001&quot;]]}}},{&quot;id&quot;:30,&quot;uris&quot;:[&quot;http://zotero.org/users/local/mfBYegI5/items/A7P3K55V&quot;],&quot;uri&quot;:[&quot;http://zotero.org/users/local/mfBYegI5/items/A7P3K55V&quot;],&quot;itemData&quot;:{&quot;id&quot;:30,&quot;type&quot;:&quot;legislation&quot;,&quot;title&quot;:&quot;Blood and tissue collection at slaughtering and rendering establishments, final rule&quot;,&quot;container-title&quot;:&quot;Fed. Regist.&quot;,&quot;page&quot;:&quot;10137-10151&quot;,&quot;volume&quot;:&quot;95CFR part 71&quot;,&quot;section&quot;:&quot;69&quot;,&quot;author&quot;:[{&quot;literal&quot;:&quot;US Department of Agriculture, Plant and Animal Health Inspection Service&quot;}],&quot;issued&quot;:{&quot;date-parts&quot;:[[&quot;2004&quot;]]}},&quot;locator&quot;:&quot;sec. 69&quot;},{&quot;id&quot;:28,&quot;uris&quot;:[&quot;http://zotero.org/users/local/mfBYegI5/items/2XZCJP96&quot;],&quot;uri&quot;:[&quot;http://zotero.org/users/local/mfBYegI5/items/2XZCJP96&quot;],&quot;itemData&quot;:{&quot;id&quot;:28,&quot;type&quot;:&quot;webpage&quot;,&quot;title&quot;:&quot;Genetic evaluation. Direct longevity&quot;,&quot;URL&quot;:&quot;http://www-interbull.slu.se/longevity/l-aug08.html&quot;,&quot;author&quot;:[{&quot;family&quot;:&quot;Interbull&quot;,&quot;given&quot;:&quot;&quot;}],&quot;issued&quot;:{&quot;date-parts&quot;:[[&quot;2008&quot;]]},&quot;accessed&quot;:{&quot;date-parts&quot;:[[&quot;2012&quot;,12,20]]}}},{&quot;id&quot;:16,&quot;uris&quot;:[&quot;http://zotero.org/users/local/mfBYegI5/items/9EV92MDI&quot;],&quot;uri&quot;:[&quot;http://zotero.org/users/local/mfBYegI5/items/9EV92MDI&quot;],&quot;itemData&quot;:{&quot;id&quot;:16,&quot;type&quot;:&quot;article-journal&quot;,&quot;title&quot;:&quot;Efficient Methods to Compute Genomic Predictions&quot;,&quot;container-title&quot;:&quot;J. Dairy Sci.&quot;,&quot;page&quot;:&quot;4414-4423&quot;,&quot;volume&quot;:&quot;91&quot;,&quot;issue&quot;:&quot;11&quot;,&quot;source&quot;:&quot;www.journalofdairyscience.org&quot;,&quot;abstract&quot;:&quot;Efficient methods for processing genomic data were developed to increase reliability of estimated breeding values and to estimate thousands of marker effects simultaneously. Algorithms were derived and computer programs tested with simulated data for 2,967 bulls and 50,000 markers distributed randomly across 30 chromosomes. Estimation of genomic inbreeding coefficients required accurate estimates of allele frequencies in the base population. Linear model predictions of breeding values were computed by 3 equivalent methods: 1) iteration for individual allele effects followed by summation across loci to obtain estimated breeding values, 2) selection index including a genomic relationship matrix, and 3) mixed model equations including the inverse of genomic relationships. A blend of first- and second-order Jacobi iteration using 2 separate relaxation factors converged well for allele frequencies and effects. Reliability of predicted net merit for young bulls was 63% compared with 32% using the traditional relationship matrix. Nonlinear predictions were also computed using iteration on data and nonlinear regression on marker deviations; an additional (about 3%) gain in reliability for young bulls increased average reliability to 66%. Computing times increased linearly with number of genotypes. Estimation of allele frequencies required 2 processor days, and genomic predictions required &lt;1 d per trait, and traits were processed in parallel. Information from genotyping was equivalent to about 20 daughters with phenotypic records. Actual gains may differ because the simulation did not account for linkage disequilibrium in the base population or selection in subsequent generations.&quot;,&quot;DOI&quot;:&quot;10.3168/jds.2007-0980&quot;,&quot;ISSN&quot;:&quot;0022-0302&quot;,&quot;note&quot;:&quot;PMID: 18946147&quot;,&quot;journalAbbreviation&quot;:&quot;Journal of Dairy Science&quot;,&quot;language&quot;:&quot;English&quot;,&quot;author&quot;:[{&quot;family&quot;:&quot;VanRaden&quot;,&quot;given&quot;:&quot;P. M.&quot;}],&quot;issued&quot;:{&quot;date-parts&quot;:[[&quot;2008&quot;,11,1]]},&quot;PMID&quot;:&quot;18946147&quot;}},{&quot;id&quot;:8,&quot;uris&quot;:[&quot;http://zotero.org/users/local/mfBYegI5/items/SBNUNX3K&quot;],&quot;uri&quot;:[&quot;http://zotero.org/users/local/mfBYegI5/items/SBNUNX3K&quot;],&quot;itemData&quot;:{&quot;id&quot;:8,&quot;type&quot;:&quot;article-journal&quot;,&quot;title&quot;:&quot;A Validated Genome Wide Association Study to Breed Cattle Adapted to an Environment Altered by Climate Change&quot;,&quot;container-title&quot;:&quot;PLOS ONE&quot;,&quot;page&quot;:&quot;e6676&quot;,&quot;volume&quot;:&quot;4&quot;,&quot;issue&quot;:&quot;8&quot;,&quot;source&quot;:&quot;PLoS Journals&quot;,&quot;abstract&quot;:&quot;Continued production of food in areas predicted to be most affected by climate change, such as dairy farming regions of Australia, will be a major challenge in coming decades. Along with rising temperatures and water shortages, scarcity of inputs such as high energy feeds is predicted. With the motivation of selecting cattle adapted to these changing environments, we conducted a genome wide association study to detect DNA markers (single nucleotide polymorphisms) associated with the sensitivity of milk production to environmental conditions. To do this we combined historical milk production and weather records with dense marker genotypes on dairy sires with many daughters milking across a wide range of production environments in Australia. Markers associated with sensitivity of milk production to feeding level and sensitivity of milk production to temperature humidity index on chromosome nine and twenty nine respectively were validated in two independent populations, one a different breed of cattle. As the extent of linkage disequilibrium across cattle breeds is limited, the underlying causative mutations have been mapped to a small genomic interval containing two promising candidate genes. The validated marker panels we have reported here will aid selection for high milk production under anticipated climate change scenarios, for example selection of sires whose daughters will be most productive at low levels of feeding.&quot;,&quot;DOI&quot;:&quot;10.1371/journal.pone.0006676&quot;,&quot;ISSN&quot;:&quot;1932-6203&quot;,&quot;journalAbbreviation&quot;:&quot;PLOS ONE&quot;,&quot;author&quot;:[{&quot;family&quot;:&quot;Hayes&quot;,&quot;given&quot;:&quot;Ben J.&quot;},{&quot;family&quot;:&quot;Bowman&quot;,&quot;given&quot;:&quot;Phil J.&quot;},{&quot;family&quot;:&quot;Chamberlain&quot;,&quot;given&quot;:&quot;Amanda J.&quot;},{&quot;family&quot;:&quot;Savin&quot;,&quot;given&quot;:&quot;Keith&quot;},{&quot;family&quot;:&quot;Tassell&quot;,&quot;given&quot;:&quot;Curt P.&quot;,&quot;dropping-particle&quot;:&quot;van&quot;},{&quot;family&quot;:&quot;Sonstegard&quot;,&quot;given&quot;:&quot;Tad S.&quot;},{&quot;family&quot;:&quot;Goddard&quot;,&quot;given&quot;:&quot;Mike E.&quot;}],&quot;issued&quot;:{&quot;date-parts&quot;:[[&quot;2009&quot;,8,18]]}}},{&quot;id&quot;:27,&quot;uris&quot;:[&quot;http://zotero.org/users/local/mfBYegI5/items/P2GXAVR4&quot;],&quot;uri&quot;:[&quot;http://zotero.org/users/local/mfBYegI5/items/P2GXAVR4&quot;],&quot;itemData&quot;:{&quot;id&quot;:27,&quot;type&quot;:&quot;book&quot;,&quot;title&quot;:&quot;Guide for the Care and Use of Agricultural Animals in Research and Teaching&quot;,&quot;publisher&quot;:&quot;Federation of Animal Science Societies&quot;,&quot;publisher-place&quot;:&quot;Champaign, IL&quot;,&quot;edition&quot;:&quot;3rd&quot;,&quot;event-place&quot;:&quot;Champaign, IL&quot;,&quot;author&quot;:[{&quot;family&quot;:&quot;FASS&quot;,&quot;given&quot;:&quot;&quot;}],&quot;issued&quot;:{&quot;date-parts&quot;:[[&quot;2010&quot;]]}}},{&quot;id&quot;:4,&quot;uris&quot;:[&quot;http://zotero.org/users/local/mfBYegI5/items/HWBXQKZI&quot;],&quot;uri&quot;:[&quot;http://zotero.org/users/local/mfBYegI5/items/HWBXQKZI&quot;],&quot;itemData&quot;:{&quot;id&quot;:4,&quot;type&quot;:&quot;article-journal&quot;,&quot;title&quot;:&quot;Hygiene-related and feed-related hoof diseases show different patterns of genetic correlations to clinical mastitis and female fertility&quot;,&quot;container-title&quot;:&quot;Journal of Dairy Science&quot;,&quot;page&quot;:&quot;1540-1551&quot;,&quot;volume&quot;:&quot;94&quot;,&quot;issue&quot;:&quot;3&quot;,&quot;source&quot;:&quot;www.journalofdairyscience.org&quot;,&quot;abstract&quot;:&quot;Hoof diseases are a problem in many dairy herds. To study one aspect of the problem, genetic correlations between 4 hoof diseases, protein yield, clinical mastitis, number of inseminations, and days from calving to first insemination were estimated in first-parity Swedish Red cows using trivariate linear animal models. Occurrence of dermatitis, heel horn erosion, sole hemorrhage, and sole ulcer were reported by hoof trimmers. The data set contained about 314,000 animals with records on at least one of the traits; among these, about 64,000 animals had records on hoof diseases. Heritabilities were low for all hoof diseases (0.03 to 0.05). The hoof diseases fell into 2 groups: (1) dermatitis and heel horn erosion (i.e., diseases related to hygiene) and (2) sole hemorrhage and sole ulcer (i.e., diseases related to feeding). The genetic correlations between traits within the 2 groups were high (0.87 and 0.73, respectively), whereas the genetic correlations between traits in different groups were low (≤0.23). These results indicate that the 2 groups of hoof diseases are partly influenced by the same genes. All genetic correlations between hoof diseases and protein yield were low to moderate and unfavorable. Moderate and favorable genetic correlations were found between the feed-related hoof diseases and clinical mastitis (0.35 and 0.32), whereas the genetic correlations between the hygiene-related hoof diseases and clinical mastitis were low and not significantly different from zero. The genetic correlations between the hygiene-related hoof diseases and number of inseminations were low to moderate and favorable (0.32 and 0.22), and the genetic correlations between the feed-related hoof diseases and number of inseminations were low and not significantly different from zero. A moderate genetic correlation was found between sole ulcer and days from calving to first insemination (0.33), whereas the genetic correlations between days from calving to first insemination and sole hemorrhage and the hygiene-related hoof diseases were low and not significantly different from zero. In general, the 2 groups of hoof diseases showed different patterns of genetic correlations to the other functional traits, but both were unfavorably correlated to protein yield. A simulation study showed that inclusion of hoof diseases in the selection index will not only reduce the genetic decline in resistance to hoof diseases but also be favorable for other functional traits and improve overall genetic merit.&quot;,&quot;DOI&quot;:&quot;10.3168/jds.2010-3137&quot;,&quot;ISSN&quot;:&quot;0022-0302&quot;,&quot;note&quot;:&quot;PMID: 21338819&quot;,&quot;journalAbbreviation&quot;:&quot;Journal of Dairy Science&quot;,&quot;language&quot;:&quot;English&quot;,&quot;author&quot;:[{&quot;family&quot;:&quot;Buch&quot;,&quot;given&quot;:&quot;L. H.&quot;},{&quot;family&quot;:&quot;Sørensen&quot;,&quot;given&quot;:&quot;A. C.&quot;},{&quot;family&quot;:&quot;Lassen&quot;,&quot;given&quot;:&quot;J.&quot;},{&quot;family&quot;:&quot;Berg&quot;,&quot;given&quot;:&quot;P.&quot;},{&quot;family&quot;:&quot;Eriksson&quot;,&quot;given&quot;:&quot;J.-Å&quot;},{&quot;family&quot;:&quot;Jakobsen&quot;,&quot;given&quot;:&quot;J. H.&quot;},{&quot;family&quot;:&quot;Sørensen&quot;,&quot;given&quot;:&quot;M. K.&quot;}],&quot;issued&quot;:{&quot;date-parts&quot;:[[&quot;2011&quot;,3,1]]},&quot;PMID&quot;:&quot;21338819&quot;}},{&quot;id&quot;:15,&quot;uris&quot;:[&quot;http://zotero.org/users/local/mfBYegI5/items/QDE24JB9&quot;],&quot;uri&quot;:[&quot;http://zotero.org/users/local/mfBYegI5/items/QDE24JB9&quot;],&quot;itemData&quot;:{&quot;id&quot;:15,&quot;type&quot;:&quot;article-journal&quot;,&quot;title&quot;:&quot;Potassium reduces the accumulation of trans-10, cis-12 conjugated linoleic acid and trans-18:1 in continuous cultures of mixed ruminal microorganisms regardless of dietary fat level&quot;,&quot;container-title&quot;:&quot;Journal of Dairy Science&quot;,&quot;page&quot;:&quot;509&quot;,&quot;volume&quot;:&quot;94&quot;,&quot;issue&quot;:&quot;E-Suppl. 1&quot;,&quot;call-number&quot;:&quot;(Abstr.)&quot;,&quot;author&quot;:[{&quot;family&quot;:&quot;Jenkins&quot;,&quot;given&quot;:&quot;T. C.&quot;},{&quot;family&quot;:&quot;Block&quot;,&quot;given&quot;:&quot;E.&quot;},{&quot;family&quot;:&quot;Morris&quot;,&quot;given&quot;:&quot;P.H.&quot;}],&quot;issued&quot;:{&quot;date-parts&quot;:[[&quot;2011&quot;]]}}},{&quot;id&quot;:20,&quot;uris&quot;:[&quot;http://zotero.org/users/local/mfBYegI5/items/AGZBXD5E&quot;],&quot;uri&quot;:[&quot;http://zotero.org/users/local/mfBYegI5/items/AGZBXD5E&quot;],&quot;itemData&quot;:{&quot;id&quot;:20,&quot;type&quot;:&quot;book&quot;,&quot;title&quot;:&quot;Official Methods of Analysis&quot;,&quot;publisher&quot;:&quot;AOAC International&quot;,&quot;publisher-place&quot;:&quot;Gaithersburg, MD&quot;,&quot;edition&quot;:&quot;19th&quot;,&quot;event-place&quot;:&quot;Gaithersburg, MD&quot;,&quot;author&quot;:[{&quot;family&quot;:&quot;AOAC International&quot;,&quot;given&quot;:&quot;&quot;}],&quot;issued&quot;:{&quot;date-parts&quot;:[[&quot;2012&quot;]]}}},{&quot;id&quot;:20,&quot;uris&quot;:[&quot;http://zotero.org/users/local/mfBYegI5/items/AGZBXD5E&quot;],&quot;uri&quot;:[&quot;http://zotero.org/users/local/mfBYegI5/items/AGZBXD5E&quot;],&quot;itemData&quot;:{&quot;id&quot;:20,&quot;type&quot;:&quot;book&quot;,&quot;title&quot;:&quot;Official Methods of Analysis&quot;,&quot;publisher&quot;:&quot;AOAC International&quot;,&quot;publisher-place&quot;:&quot;Gaithersburg, MD&quot;,&quot;edition&quot;:&quot;19th&quot;,&quot;event-place&quot;:&quot;Gaithersburg, MD&quot;,&quot;author&quot;:[{&quot;family&quot;:&quot;AOAC International&quot;,&quot;given&quot;:&quot;&quot;}],&quot;issued&quot;:{&quot;date-parts&quot;:[[&quot;2012&quot;]]}}}],&quot;schema&quot;:&quot;https://github.com/citation-style-language/schema/raw/master/csl-citation.json&quot;} RNDV1chMmHi8F"/><text:span text:style-name="T2">(Goering and Van Soest, 1970; Lengemann et al., 1974; Kelly, M.G., 1977; Biernoth and Merk, 1985; National Mastitis Council, 1995; Barbano, 1996; de Vries and Veerkamp, 2000; National Research Council, 2001; US Department of Agriculture, Plant and Animal Health Inspection Service, 2004, 69 69; Interbull, 2008; VanRaden, 2008; Hayes et al., 2009; FASS, 2010; Buch et al., 2011; Jenkins et al., 2011; AOAC International, 2012)</text:span><text:reference-mark-end text:name="ZOTERO_ITEM CSL_CITATION {&quot;citationID&quot;:&quot;hUFafy5F&quot;,&quot;properties&quot;:{&quot;formattedCitation&quot;:&quot;(Goering and Van Soest, 1970; Lengemann et al., 1974; Kelly, M.G., 1977; Biernoth and Merk, 1985; National Mastitis Council, 1995; Barbano, 1996; de Vries and Veerkamp, 2000; National Research Council, 2001; US Department of Agriculture, Plant and Animal Health Inspection Service, 2004, 69 69; Interbull, 2008; VanRaden, 2008; Hayes et al., 2009; FASS, 2010; Buch et al., 2011; Jenkins et al., 2011; AOAC International, 2012, [CSL STYLE ERROR: reference with no printed form.])&quot;,&quot;plainCitation&quot;:&quot;(Goering and Van Soest, 1970; Lengemann et al., 1974; Kelly, M.G., 1977; Biernoth and Merk, 1985; National Mastitis Council, 1995; Barbano, 1996; de Vries and Veerkamp, 2000; National Research Council, 2001; US Department of Agriculture, Plant and Animal Health Inspection Service, 2004, 69 69; Interbull, 2008; VanRaden, 2008; Hayes et al., 2009; FASS, 2010; Buch et al., 2011; Jenkins et al., 2011; AOAC International, 2012, [CSL STYLE ERROR: reference with no printed form.])&quot;},&quot;citationItems&quot;:[{&quot;id&quot;:21,&quot;uris&quot;:[&quot;http://zotero.org/users/local/mfBYegI5/items/9D8MKTV4&quot;],&quot;uri&quot;:[&quot;http://zotero.org/users/local/mfBYegI5/items/9D8MKTV4&quot;],&quot;itemData&quot;:{&quot;id&quot;:21,&quot;type&quot;:&quot;book&quot;,&quot;title&quot;:&quot;Forage Fiber Analyses (Apparatus, Reagents, Procedures, and Some Applications)&quot;,&quot;collection-title&quot;:&quot;Agric. Handbook&quot;,&quot;collection-number&quot;:&quot;379&quot;,&quot;publisher&quot;:&quot;ARS-USDA&quot;,&quot;publisher-place&quot;:&quot;Washington, DC&quot;,&quot;event-place&quot;:&quot;Washington, DC&quot;,&quot;author&quot;:[{&quot;family&quot;:&quot;Goering&quot;,&quot;given&quot;:&quot;H.K.&quot;},{&quot;family&quot;:&quot;Van Soest&quot;,&quot;given&quot;:&quot;P.J.&quot;}],&quot;issued&quot;:{&quot;date-parts&quot;:[[&quot;1970&quot;]]}}},{&quot;id&quot;:22,&quot;uris&quot;:[&quot;http://zotero.org/users/local/mfBYegI5/items/EED5SNQJ&quot;],&quot;uri&quot;:[&quot;http://zotero.org/users/local/mfBYegI5/items/EED5SNQJ&quot;],&quot;itemData&quot;:{&quot;id&quot;:22,&quot;type&quot;:&quot;chapter&quot;,&quot;title&quot;:&quot;Physiological and biochemical aspects of the accumulation of contaminant radionuclides in milk&quot;,&quot;container-title&quot;:&quot;Lactation: A Comprehensive Treatise. Nutrition and Biochemistry of Milk/ Maintenance&quot;,&quot;publisher&quot;:&quot;Academic Press&quot;,&quot;publisher-place&quot;:&quot;London, UK&quot;,&quot;page&quot;:&quot;159-170&quot;,&quot;volume&quot;:&quot;3&quot;,&quot;event-place&quot;:&quot;London, UK&quot;,&quot;author&quot;:[{&quot;family&quot;:&quot;Lengemann&quot;,&quot;given&quot;:&quot;F.W.&quot;},{&quot;family&quot;:&quot;Wentworth&quot;,&quot;given&quot;:&quot;R.A.&quot;},{&quot;family&quot;:&quot;Comar&quot;,&quot;given&quot;:&quot;C.L.&quot;}],&quot;editor&quot;:[{&quot;family&quot;:&quot;Larson&quot;,&quot;given&quot;:&quot;B.L.&quot;},{&quot;family&quot;:&quot;Smith&quot;,&quot;given&quot;:&quot;V.R.&quot;}],&quot;issued&quot;:{&quot;date-parts&quot;:[[&quot;1974&quot;]]}}},{&quot;id&quot;:29,&quot;uris&quot;:[&quot;http://zotero.org/users/local/mfBYegI5/items/NB6DMSZN&quot;],&quot;uri&quot;:[&quot;http://zotero.org/users/local/mfBYegI5/items/NB6DMSZN&quot;],&quot;itemData&quot;:{&quot;id&quot;:29,&quot;type&quot;:&quot;thesis&quot;,&quot;title&quot;:&quot;Genetic parameters of growth in purebred and crossbred dairy cattle&quot;,&quot;publisher&quot;:&quot;North Carolina State University&quot;,&quot;publisher-place&quot;:&quot;Raleigh, NC&quot;,&quot;genre&quot;:&quot;MS&quot;,&quot;event-place&quot;:&quot;Raleigh, NC&quot;,&quot;author&quot;:[{&quot;family&quot;:&quot;Kelly, M.G.&quot;,&quot;given&quot;:&quot;&quot;}],&quot;issued&quot;:{&quot;date-parts&quot;:[[&quot;1977&quot;]]}}},{&quot;id&quot;:26,&quot;uris&quot;:[&quot;http://zotero.org/users/local/mfBYegI5/items/WJI54PUD&quot;],&quot;uri&quot;:[&quot;http://zotero.org/users/local/mfBYegI5/items/WJI54PUD&quot;],&quot;itemData&quot;:{&quot;id&quot;:26,&quot;type&quot;:&quot;patent&quot;,&quot;title&quot;:&quot;Fractionation of milk fat using a liquified gas or a gas in the supercritical state&quot;,&quot;note&quot;:&quot;Unilever NV-PLC&quot;,&quot;number&quot;:&quot;4,504,503&quot;,&quot;author&quot;:[{&quot;family&quot;:&quot;Biernoth&quot;,&quot;given&quot;:&quot;G.&quot;},{&quot;family&quot;:&quot;Merk&quot;,&quot;given&quot;:&quot;W.&quot;}],&quot;issued&quot;:{&quot;date-parts&quot;:[[&quot;1985&quot;]]}}},{&quot;id&quot;:25,&quot;uris&quot;:[&quot;http://zotero.org/users/local/mfBYegI5/items/43KHGZU3&quot;],&quot;uri&quot;:[&quot;http://zotero.org/users/local/mfBYegI5/items/43KHGZU3&quot;],&quot;itemData&quot;:{&quot;id&quot;:25,&quot;type&quot;:&quot;paper-conference&quot;,&quot;title&quot;:&quot;Summary of peer-reviewed publications on efficacy of premilking and postmilking teat disinfections published since 1980&quot;,&quot;container-title&quot;:&quot;Natl. Mastitis Counc. Reg. Mtg. Proc., Harrisburg, PA.&quot;,&quot;publisher&quot;:&quot;Natl. Mastitis Counc., Inc.&quot;,&quot;publisher-place&quot;:&quot;Madison, WI&quot;,&quot;page&quot;:&quot;82-92&quot;,&quot;event-place&quot;:&quot;Madison, WI&quot;,&quot;author&quot;:[{&quot;family&quot;:&quot;National Mastitis Council&quot;,&quot;given&quot;:&quot;&quot;}],&quot;issued&quot;:{&quot;date-parts&quot;:[[&quot;1995&quot;]]}}},{&quot;id&quot;:24,&quot;uris&quot;:[&quot;http://zotero.org/users/local/mfBYegI5/items/8D44RFGW&quot;],&quot;uri&quot;:[&quot;http://zotero.org/users/local/mfBYegI5/items/8D44RFGW&quot;],&quot;itemData&quot;:{&quot;id&quot;:24,&quot;type&quot;:&quot;paper-conference&quot;,&quot;title&quot;:&quot;Mozzarella cheese yield: Factors to consider&quot;,&quot;container-title&quot;:&quot;Proc.&quot;,&quot;publisher&quot;:&quot;Ctr. Dairy Res., Univ. Wisconsin&quot;,&quot;publisher-place&quot;:&quot;Madison&quot;,&quot;page&quot;:&quot;29&quot;,&quot;event&quot;:&quot;Wisconsin Cheese Makers Mtg., Madison&quot;,&quot;event-place&quot;:&quot;Madison&quot;,&quot;author&quot;:[{&quot;family&quot;:&quot;Barbano&quot;,&quot;given&quot;:&quot;D.M.&quot;}],&quot;issued&quot;:{&quot;date-parts&quot;:[[&quot;1996&quot;]]}}},{&quot;id&quot;:11,&quot;uris&quot;:[&quot;http://zotero.org/users/local/mfBYegI5/items/MT3EUC4F&quot;],&quot;uri&quot;:[&quot;http://zotero.org/users/local/mfBYegI5/items/MT3EUC4F&quot;],&quot;itemData&quot;:{&quot;id&quot;:11,&quot;type&quot;:&quot;article-journal&quot;,&quot;title&quot;:&quot;Energy Balance of Dairy Cattle in Relation to Milk Production Variables and Fertility&quot;,&quot;container-title&quot;:&quot;J. Dairy Sci.&quot;,&quot;page&quot;:&quot;62-69&quot;,&quot;volume&quot;:&quot;83&quot;,&quot;issue&quot;:&quot;1&quot;,&quot;source&quot;:&quot;www.journalofdairyscience.org&quot;,&quot;abstract&quot;:&quot;Variables derived from milk yield records were investigated to find an easy to measure and readily available indicator of the energy balance status of a lactating cow. Weekly energy balances during the first 180 d in milk (DIM) were calculated from weekly yield, live weight, and energy intake records for 470 first lactation heifers. The energy balance curve for each cow was estimated using a random regression model. From each curve, three measures were calculated to describe the energy balance status: 1) total energy deficit in early lactation, 2) interval for return to positive energy balance, and 3) lowest value (nadir) for energy balance. Mean energy deficit per lactation was 776.8 MJ of NEL/d, interval for return to positive energy balance was 41.47 d, and nadir was –33.72 MJ of NEL/d. Regression analysis to relate these variables to interval to start of luteal activity (measured using progesterone profiles) showed that a low nadir of energy balance was related to delayed resumption of luteal activity. In general, a 10 MJ of NEL/d lower nadir of energy balance corresponded to a delay of ovulation of 1.25 d. A relatively strong decrease in fat percentage during early lactation was significantly correlated with lower nadir of energy balance, larger energy deficit, and later return to positive energy balance. The maximal correlation was between nadir of energy balance and a decrease of milk fat percentage. This correlation remained above 0.60 throughout the first 26 DIM but dropped to 0.14 at 180 DIM. Large decreases in milk fat percentage were related to high initial fat percentages at the start of lactation and slightly lower fat percentages later during lactation. Hence, we concluded that a decrease in fat percentage during early lactation might serve as an indicator of energy balance.&quot;,&quot;DOI&quot;:&quot;10.3168/jds.S0022-0302(00)74856-9&quot;,&quot;ISSN&quot;:&quot;0022-0302&quot;,&quot;note&quot;:&quot;PMID: 10659965&quot;,&quot;journalAbbreviation&quot;:&quot;Journal of Dairy Science&quot;,&quot;language&quot;:&quot;English&quot;,&quot;author&quot;:[{&quot;family&quot;:&quot;Vries&quot;,&quot;given&quot;:&quot;M. J.&quot;,&quot;non-dropping-particle&quot;:&quot;de&quot;},{&quot;family&quot;:&quot;Veerkamp&quot;,&quot;given&quot;:&quot;R. F.&quot;}],&quot;issued&quot;:{&quot;date-parts&quot;:[[&quot;2000&quot;,1,1]]},&quot;PMID&quot;:&quot;10659965&quot;}},{&quot;id&quot;:23,&quot;uris&quot;:[&quot;http://zotero.org/users/local/mfBYegI5/items/3CUTFVMU&quot;],&quot;uri&quot;:[&quot;http://zotero.org/users/local/mfBYegI5/items/3CUTFVMU&quot;],&quot;itemData&quot;:{&quot;id&quot;:23,&quot;type&quot;:&quot;book&quot;,&quot;title&quot;:&quot;Nutrient Requirements of Dairy Cattle&quot;,&quot;publisher&quot;:&quot;National Academy Press&quot;,&quot;publisher-place&quot;:&quot;Washington, DC&quot;,&quot;edition&quot;:&quot;7th rev.&quot;,&quot;event-place&quot;:&quot;Washington, DC&quot;,&quot;author&quot;:[{&quot;family&quot;:&quot;National Research Council&quot;,&quot;given&quot;:&quot;&quot;}],&quot;issued&quot;:{&quot;date-parts&quot;:[[&quot;2001&quot;]]}}},{&quot;id&quot;:30,&quot;uris&quot;:[&quot;http://zotero.org/users/local/mfBYegI5/items/A7P3K55V&quot;],&quot;uri&quot;:[&quot;http://zotero.org/users/local/mfBYegI5/items/A7P3K55V&quot;],&quot;itemData&quot;:{&quot;id&quot;:30,&quot;type&quot;:&quot;legislation&quot;,&quot;title&quot;:&quot;Blood and tissue collection at slaughtering and rendering establishments, final rule&quot;,&quot;container-title&quot;:&quot;Fed. Regist.&quot;,&quot;page&quot;:&quot;10137-10151&quot;,&quot;volume&quot;:&quot;95CFR part 71&quot;,&quot;section&quot;:&quot;69&quot;,&quot;author&quot;:[{&quot;literal&quot;:&quot;US Department of Agriculture, Plant and Animal Health Inspection Service&quot;}],&quot;issued&quot;:{&quot;date-parts&quot;:[[&quot;2004&quot;]]}},&quot;locator&quot;:&quot;sec. 69&quot;},{&quot;id&quot;:28,&quot;uris&quot;:[&quot;http://zotero.org/users/local/mfBYegI5/items/2XZCJP96&quot;],&quot;uri&quot;:[&quot;http://zotero.org/users/local/mfBYegI5/items/2XZCJP96&quot;],&quot;itemData&quot;:{&quot;id&quot;:28,&quot;type&quot;:&quot;webpage&quot;,&quot;title&quot;:&quot;Genetic evaluation. Direct longevity&quot;,&quot;URL&quot;:&quot;http://www-interbull.slu.se/longevity/l-aug08.html&quot;,&quot;author&quot;:[{&quot;family&quot;:&quot;Interbull&quot;,&quot;given&quot;:&quot;&quot;}],&quot;issued&quot;:{&quot;date-parts&quot;:[[&quot;2008&quot;]]},&quot;accessed&quot;:{&quot;date-parts&quot;:[[&quot;2012&quot;,12,20]]}}},{&quot;id&quot;:16,&quot;uris&quot;:[&quot;http://zotero.org/users/local/mfBYegI5/items/9EV92MDI&quot;],&quot;uri&quot;:[&quot;http://zotero.org/users/local/mfBYegI5/items/9EV92MDI&quot;],&quot;itemData&quot;:{&quot;id&quot;:16,&quot;type&quot;:&quot;article-journal&quot;,&quot;title&quot;:&quot;Efficient Methods to Compute Genomic Predictions&quot;,&quot;container-title&quot;:&quot;J. Dairy Sci.&quot;,&quot;page&quot;:&quot;4414-4423&quot;,&quot;volume&quot;:&quot;91&quot;,&quot;issue&quot;:&quot;11&quot;,&quot;source&quot;:&quot;www.journalofdairyscience.org&quot;,&quot;abstract&quot;:&quot;Efficient methods for processing genomic data were developed to increase reliability of estimated breeding values and to estimate thousands of marker effects simultaneously. Algorithms were derived and computer programs tested with simulated data for 2,967 bulls and 50,000 markers distributed randomly across 30 chromosomes. Estimation of genomic inbreeding coefficients required accurate estimates of allele frequencies in the base population. Linear model predictions of breeding values were computed by 3 equivalent methods: 1) iteration for individual allele effects followed by summation across loci to obtain estimated breeding values, 2) selection index including a genomic relationship matrix, and 3) mixed model equations including the inverse of genomic relationships. A blend of first- and second-order Jacobi iteration using 2 separate relaxation factors converged well for allele frequencies and effects. Reliability of predicted net merit for young bulls was 63% compared with 32% using the traditional relationship matrix. Nonlinear predictions were also computed using iteration on data and nonlinear regression on marker deviations; an additional (about 3%) gain in reliability for young bulls increased average reliability to 66%. Computing times increased linearly with number of genotypes. Estimation of allele frequencies required 2 processor days, and genomic predictions required &lt;1 d per trait, and traits were processed in parallel. Information from genotyping was equivalent to about 20 daughters with phenotypic records. Actual gains may differ because the simulation did not account for linkage disequilibrium in the base population or selection in subsequent generations.&quot;,&quot;DOI&quot;:&quot;10.3168/jds.2007-0980&quot;,&quot;ISSN&quot;:&quot;0022-0302&quot;,&quot;note&quot;:&quot;PMID: 18946147&quot;,&quot;journalAbbreviation&quot;:&quot;Journal of Dairy Science&quot;,&quot;language&quot;:&quot;English&quot;,&quot;author&quot;:[{&quot;family&quot;:&quot;VanRaden&quot;,&quot;given&quot;:&quot;P. M.&quot;}],&quot;issued&quot;:{&quot;date-parts&quot;:[[&quot;2008&quot;,11,1]]},&quot;PMID&quot;:&quot;18946147&quot;}},{&quot;id&quot;:8,&quot;uris&quot;:[&quot;http://zotero.org/users/local/mfBYegI5/items/SBNUNX3K&quot;],&quot;uri&quot;:[&quot;http://zotero.org/users/local/mfBYegI5/items/SBNUNX3K&quot;],&quot;itemData&quot;:{&quot;id&quot;:8,&quot;type&quot;:&quot;article-journal&quot;,&quot;title&quot;:&quot;A Validated Genome Wide Association Study to Breed Cattle Adapted to an Environment Altered by Climate Change&quot;,&quot;container-title&quot;:&quot;PLOS ONE&quot;,&quot;page&quot;:&quot;e6676&quot;,&quot;volume&quot;:&quot;4&quot;,&quot;issue&quot;:&quot;8&quot;,&quot;source&quot;:&quot;PLoS Journals&quot;,&quot;abstract&quot;:&quot;Continued production of food in areas predicted to be most affected by climate change, such as dairy farming regions of Australia, will be a major challenge in coming decades. Along with rising temperatures and water shortages, scarcity of inputs such as high energy feeds is predicted. With the motivation of selecting cattle adapted to these changing environments, we conducted a genome wide association study to detect DNA markers (single nucleotide polymorphisms) associated with the sensitivity of milk production to environmental conditions. To do this we combined historical milk production and weather records with dense marker genotypes on dairy sires with many daughters milking across a wide range of production environments in Australia. Markers associated with sensitivity of milk production to feeding level and sensitivity of milk production to temperature humidity index on chromosome nine and twenty nine respectively were validated in two independent populations, one a different breed of cattle. As the extent of linkage disequilibrium across cattle breeds is limited, the underlying causative mutations have been mapped to a small genomic interval containing two promising candidate genes. The validated marker panels we have reported here will aid selection for high milk production under anticipated climate change scenarios, for example selection of sires whose daughters will be most productive at low levels of feeding.&quot;,&quot;DOI&quot;:&quot;10.1371/journal.pone.0006676&quot;,&quot;ISSN&quot;:&quot;1932-6203&quot;,&quot;journalAbbreviation&quot;:&quot;PLOS ONE&quot;,&quot;author&quot;:[{&quot;family&quot;:&quot;Hayes&quot;,&quot;given&quot;:&quot;Ben J.&quot;},{&quot;family&quot;:&quot;Bowman&quot;,&quot;given&quot;:&quot;Phil J.&quot;},{&quot;family&quot;:&quot;Chamberlain&quot;,&quot;given&quot;:&quot;Amanda J.&quot;},{&quot;family&quot;:&quot;Savin&quot;,&quot;given&quot;:&quot;Keith&quot;},{&quot;family&quot;:&quot;Tassell&quot;,&quot;given&quot;:&quot;Curt P.&quot;,&quot;dropping-particle&quot;:&quot;van&quot;},{&quot;family&quot;:&quot;Sonstegard&quot;,&quot;given&quot;:&quot;Tad S.&quot;},{&quot;family&quot;:&quot;Goddard&quot;,&quot;given&quot;:&quot;Mike E.&quot;}],&quot;issued&quot;:{&quot;date-parts&quot;:[[&quot;2009&quot;,8,18]]}}},{&quot;id&quot;:27,&quot;uris&quot;:[&quot;http://zotero.org/users/local/mfBYegI5/items/P2GXAVR4&quot;],&quot;uri&quot;:[&quot;http://zotero.org/users/local/mfBYegI5/items/P2GXAVR4&quot;],&quot;itemData&quot;:{&quot;id&quot;:27,&quot;type&quot;:&quot;book&quot;,&quot;title&quot;:&quot;Guide for the Care and Use of Agricultural Animals in Research and Teaching&quot;,&quot;publisher&quot;:&quot;Federation of Animal Science Societies&quot;,&quot;publisher-place&quot;:&quot;Champaign, IL&quot;,&quot;edition&quot;:&quot;3rd&quot;,&quot;event-place&quot;:&quot;Champaign, IL&quot;,&quot;author&quot;:[{&quot;family&quot;:&quot;FASS&quot;,&quot;given&quot;:&quot;&quot;}],&quot;issued&quot;:{&quot;date-parts&quot;:[[&quot;2010&quot;]]}}},{&quot;id&quot;:4,&quot;uris&quot;:[&quot;http://zotero.org/users/local/mfBYegI5/items/HWBXQKZI&quot;],&quot;uri&quot;:[&quot;http://zotero.org/users/local/mfBYegI5/items/HWBXQKZI&quot;],&quot;itemData&quot;:{&quot;id&quot;:4,&quot;type&quot;:&quot;article-journal&quot;,&quot;title&quot;:&quot;Hygiene-related and feed-related hoof diseases show different patterns of genetic correlations to clinical mastitis and female fertility&quot;,&quot;container-title&quot;:&quot;Journal of Dairy Science&quot;,&quot;page&quot;:&quot;1540-1551&quot;,&quot;volume&quot;:&quot;94&quot;,&quot;issue&quot;:&quot;3&quot;,&quot;source&quot;:&quot;www.journalofdairyscience.org&quot;,&quot;abstract&quot;:&quot;Hoof diseases are a problem in many dairy herds. To study one aspect of the problem, genetic correlations between 4 hoof diseases, protein yield, clinical mastitis, number of inseminations, and days from calving to first insemination were estimated in first-parity Swedish Red cows using trivariate linear animal models. Occurrence of dermatitis, heel horn erosion, sole hemorrhage, and sole ulcer were reported by hoof trimmers. The data set contained about 314,000 animals with records on at least one of the traits; among these, about 64,000 animals had records on hoof diseases. Heritabilities were low for all hoof diseases (0.03 to 0.05). The hoof diseases fell into 2 groups: (1) dermatitis and heel horn erosion (i.e., diseases related to hygiene) and (2) sole hemorrhage and sole ulcer (i.e., diseases related to feeding). The genetic correlations between traits within the 2 groups were high (0.87 and 0.73, respectively), whereas the genetic correlations between traits in different groups were low (≤0.23). These results indicate that the 2 groups of hoof diseases are partly influenced by the same genes. All genetic correlations between hoof diseases and protein yield were low to moderate and unfavorable. Moderate and favorable genetic correlations were found between the feed-related hoof diseases and clinical mastitis (0.35 and 0.32), whereas the genetic correlations between the hygiene-related hoof diseases and clinical mastitis were low and not significantly different from zero. The genetic correlations between the hygiene-related hoof diseases and number of inseminations were low to moderate and favorable (0.32 and 0.22), and the genetic correlations between the feed-related hoof diseases and number of inseminations were low and not significantly different from zero. A moderate genetic correlation was found between sole ulcer and days from calving to first insemination (0.33), whereas the genetic correlations between days from calving to first insemination and sole hemorrhage and the hygiene-related hoof diseases were low and not significantly different from zero. In general, the 2 groups of hoof diseases showed different patterns of genetic correlations to the other functional traits, but both were unfavorably correlated to protein yield. A simulation study showed that inclusion of hoof diseases in the selection index will not only reduce the genetic decline in resistance to hoof diseases but also be favorable for other functional traits and improve overall genetic merit.&quot;,&quot;DOI&quot;:&quot;10.3168/jds.2010-3137&quot;,&quot;ISSN&quot;:&quot;0022-0302&quot;,&quot;note&quot;:&quot;PMID: 21338819&quot;,&quot;journalAbbreviation&quot;:&quot;Journal of Dairy Science&quot;,&quot;language&quot;:&quot;English&quot;,&quot;author&quot;:[{&quot;family&quot;:&quot;Buch&quot;,&quot;given&quot;:&quot;L. H.&quot;},{&quot;family&quot;:&quot;Sørensen&quot;,&quot;given&quot;:&quot;A. C.&quot;},{&quot;family&quot;:&quot;Lassen&quot;,&quot;given&quot;:&quot;J.&quot;},{&quot;family&quot;:&quot;Berg&quot;,&quot;given&quot;:&quot;P.&quot;},{&quot;family&quot;:&quot;Eriksson&quot;,&quot;given&quot;:&quot;J.-Å&quot;},{&quot;family&quot;:&quot;Jakobsen&quot;,&quot;given&quot;:&quot;J. H.&quot;},{&quot;family&quot;:&quot;Sørensen&quot;,&quot;given&quot;:&quot;M. K.&quot;}],&quot;issued&quot;:{&quot;date-parts&quot;:[[&quot;2011&quot;,3,1]]},&quot;PMID&quot;:&quot;21338819&quot;}},{&quot;id&quot;:15,&quot;uris&quot;:[&quot;http://zotero.org/users/local/mfBYegI5/items/QDE24JB9&quot;],&quot;uri&quot;:[&quot;http://zotero.org/users/local/mfBYegI5/items/QDE24JB9&quot;],&quot;itemData&quot;:{&quot;id&quot;:15,&quot;type&quot;:&quot;article-journal&quot;,&quot;title&quot;:&quot;Potassium reduces the accumulation of trans-10, cis-12 conjugated linoleic acid and trans-18:1 in continuous cultures of mixed ruminal microorganisms regardless of dietary fat level&quot;,&quot;container-title&quot;:&quot;Journal of Dairy Science&quot;,&quot;page&quot;:&quot;509&quot;,&quot;volume&quot;:&quot;94&quot;,&quot;issue&quot;:&quot;E-Suppl. 1&quot;,&quot;call-number&quot;:&quot;(Abstr.)&quot;,&quot;author&quot;:[{&quot;family&quot;:&quot;Jenkins&quot;,&quot;given&quot;:&quot;T. C.&quot;},{&quot;family&quot;:&quot;Block&quot;,&quot;given&quot;:&quot;E.&quot;},{&quot;family&quot;:&quot;Morris&quot;,&quot;given&quot;:&quot;P.H.&quot;}],&quot;issued&quot;:{&quot;date-parts&quot;:[[&quot;2011&quot;]]}}},{&quot;id&quot;:20,&quot;uris&quot;:[&quot;http://zotero.org/users/local/mfBYegI5/items/AGZBXD5E&quot;],&quot;uri&quot;:[&quot;http://zotero.org/users/local/mfBYegI5/items/AGZBXD5E&quot;],&quot;itemData&quot;:{&quot;id&quot;:20,&quot;type&quot;:&quot;book&quot;,&quot;title&quot;:&quot;Official Methods of Analysis&quot;,&quot;publisher&quot;:&quot;AOAC International&quot;,&quot;publisher-place&quot;:&quot;Gaithersburg, MD&quot;,&quot;edition&quot;:&quot;19th&quot;,&quot;event-place&quot;:&quot;Gaithersburg, MD&quot;,&quot;author&quot;:[{&quot;family&quot;:&quot;AOAC International&quot;,&quot;given&quot;:&quot;&quot;}],&quot;issued&quot;:{&quot;date-parts&quot;:[[&quot;2012&quot;]]}}},{&quot;id&quot;:20,&quot;uris&quot;:[&quot;http://zotero.org/users/local/mfBYegI5/items/AGZBXD5E&quot;],&quot;uri&quot;:[&quot;http://zotero.org/users/local/mfBYegI5/items/AGZBXD5E&quot;],&quot;itemData&quot;:{&quot;id&quot;:20,&quot;type&quot;:&quot;book&quot;,&quot;title&quot;:&quot;Official Methods of Analysis&quot;,&quot;publisher&quot;:&quot;AOAC International&quot;,&quot;publisher-place&quot;:&quot;Gaithersburg, MD&quot;,&quot;edition&quot;:&quot;19th&quot;,&quot;event-place&quot;:&quot;Gaithersburg, MD&quot;,&quot;author&quot;:[{&quot;family&quot;:&quot;AOAC International&quot;,&quot;given&quot;:&quot;&quot;}],&quot;issued&quot;:{&quot;date-parts&quot;:[[&quot;2012&quot;]]}}}],&quot;schema&quot;:&quot;https://github.com/citation-style-language/schema/raw/master/csl-citation.json&quot;} RNDV1chMmHi8F"/><text:span text:style-name="T1">.</text:span></text:p>
      <text:p text:style-name="P9"><text:soft-page-break/><text:span text:style-name="T19">USAGE </text:span><text:span text:style-name="T16">NOTES</text:span></text:p>
      <text:p text:style-name="P3"><text:tab/>There are still some peculiarities with the “improved” version of the JDS Zotero style. <text:span text:style-name="T20">Please be aware of the following rough edges. I used this Zotero Item Types cross-reference to figure out what mapped Zotero variables map to which CSL entities: </text:span><text:a xlink:type="simple" xlink:href="https://web.archive.org/web/20150831055105/http://aurimasv.github.io/z2csl/typeMap.xml" text:style-name="Internet_20_link" text:visited-style-name="Visited_20_Internet_20_Link"><text:span text:style-name="T20">https://web.archive.org/web/20150831055105/http://aurimasv.github.io/z2csl/typeMap.xml</text:span></text:a><text:span text:style-name="T20">.</text:span></text:p>
      <text:p text:style-name="P4"><text:tab/><text:span text:style-name="T22">Articles.</text:span><text:span text:style-name="T20"> When referring to an abstract you will need to edit the final result to insert the proper volume number and abstract notation, e.g., “94(E-Suppl. 1):509. (Abstr.)”.</text:span></text:p>
      <text:p text:style-name="P7"><text:span text:style-name="T26"><text:tab/></text:span><text:span text:style-name="T24">Federal regulations.</text:span><text:span text:style-name="T26"> I used the Zotero “Statute” Item Type (maps to the CSL “Legislation” type) to recreate the </text:span><text:reference-mark-start text:name="ZOTERO_ITEM CSL_CITATION {&quot;citationID&quot;:&quot;2jdm58ojp5&quot;,&quot;properties&quot;:{&quot;formattedCitation&quot;:&quot;(US Department of Agriculture, Plant and Animal Health Inspection Service, 2004, 69 69)&quot;,&quot;plainCitation&quot;:&quot;(US Department of Agriculture, Plant and Animal Health Inspection Service, 2004, 69 69)&quot;},&quot;citationItems&quot;:[{&quot;id&quot;:30,&quot;uris&quot;:[&quot;http://zotero.org/users/local/mfBYegI5/items/A7P3K55V&quot;],&quot;uri&quot;:[&quot;http://zotero.org/users/local/mfBYegI5/items/A7P3K55V&quot;],&quot;itemData&quot;:{&quot;id&quot;:30,&quot;type&quot;:&quot;legislation&quot;,&quot;title&quot;:&quot;Blood and tissue collection at slaughtering and rendering establishments, final rule&quot;,&quot;container-title&quot;:&quot;Fed. Regist.&quot;,&quot;page&quot;:&quot;10137-10151&quot;,&quot;volume&quot;:&quot;95CFR part 71&quot;,&quot;section&quot;:&quot;69&quot;,&quot;author&quot;:[{&quot;literal&quot;:&quot;US Department of Agriculture, Plant and Animal Health Inspection Service&quot;}],&quot;issued&quot;:{&quot;date-parts&quot;:[[&quot;2004&quot;]]}},&quot;locator&quot;:&quot;sec. 69&quot;}],&quot;schema&quot;:&quot;https://github.com/citation-style-language/schema/raw/master/csl-citation.json&quot;} RND5H2ssK5mL4"/>US Department of Agriculture, Plant and Animal Health Inspection Service <text:span text:style-name="T26">(</text:span>2004)<text:reference-mark-end text:name="ZOTERO_ITEM CSL_CITATION {&quot;citationID&quot;:&quot;2jdm58ojp5&quot;,&quot;properties&quot;:{&quot;formattedCitation&quot;:&quot;(US Department of Agriculture, Plant and Animal Health Inspection Service, 2004, 69 69)&quot;,&quot;plainCitation&quot;:&quot;(US Department of Agriculture, Plant and Animal Health Inspection Service, 2004, 69 69)&quot;},&quot;citationItems&quot;:[{&quot;id&quot;:30,&quot;uris&quot;:[&quot;http://zotero.org/users/local/mfBYegI5/items/A7P3K55V&quot;],&quot;uri&quot;:[&quot;http://zotero.org/users/local/mfBYegI5/items/A7P3K55V&quot;],&quot;itemData&quot;:{&quot;id&quot;:30,&quot;type&quot;:&quot;legislation&quot;,&quot;title&quot;:&quot;Blood and tissue collection at slaughtering and rendering establishments, final rule&quot;,&quot;container-title&quot;:&quot;Fed. Regist.&quot;,&quot;page&quot;:&quot;10137-10151&quot;,&quot;volume&quot;:&quot;95CFR part 71&quot;,&quot;section&quot;:&quot;69&quot;,&quot;author&quot;:[{&quot;literal&quot;:&quot;US Department of Agriculture, Plant and Animal Health Inspection Service&quot;}],&quot;issued&quot;:{&quot;date-parts&quot;:[[&quot;2004&quot;]]}},&quot;locator&quot;:&quot;sec. 69&quot;}],&quot;schema&quot;:&quot;https://github.com/citation-style-language/schema/raw/master/csl-citation.json&quot;} RND5H2ssK5mL4"/><text:span text:style-name="T13">, but it’s kind of a mess. In order to recreate the example you must do the following in your Zotero database entry: 1) put “Fed. Reg.” in the “Code” field, 2) put “95CFR Part 71” in the “Code Number” field, 3) put “69” in the “Section” field, and 4) put “2004” in the “Date Enacted” field. It’s a horrible kludge, but how may of us frequently cite the Federal Register, anyway? I don’t know why the callout for this reference has the Federal Register volume number embedded after the year.</text:span></text:p>
      <text:p text:style-name="P5"><text:tab/><text:span text:style-name="T22">Patents.</text:span><text:span text:style-name="T20"> The “assignee” field in Zotero doesn’t map to a CSL field. In order to recreate the example I put the assignee into the “Extra” field in Zotero. There are some hard-coded values, such that only US patents currently are supported.</text:span></text:p>
      <text:p text:style-name="P1"><text:tab/><text:span text:style-name="T23">Theses.</text:span><text:span text:style-name="T25"> The “Type” field in Zotero should contain “MS”, “PhD”, “ScD”, etc.</text:span></text:p>
      <text:p text:style-name="P1"><text:tab/><text:span text:style-name="T22">Websites.</text:span><text:span text:style-name="T20"> The accessed date needs to be edited by hand to get the short month abbreviation.</text:span></text:p>
      <text:p text:style-name="P2"><text:span text:style-name="T14">ERRATA</text:span></text:p>
      <text:p text:style-name="P3"><text:tab/>There are <text:span text:style-name="T27">some </text:span>errors in the examples provided in the “<text:span text:style-name="T21">Journal of Dairy Science</text:span>® Instructions to Authors: Style and Form”.</text:p>
      <text:list xml:id="list4902499326201153634" text:style-name="L2">
        <text:list-item>
          <text:p text:style-name="P10"><text:span text:style-name="T20">“Chapinal, N., A. M. de Passille, D. M. Weary, M. A. Hayes, B. J., P. J. Bowman, A. C. Chamberlain, K. Savin, C. P. van Tassell, T. S. Sonstegard, and M. E. Goddard” should be </text:span><text:soft-page-break/><text:span text:style-name="T20">“Hayes, B. J., P. J. Bowman, A. C. Chamberlain, K. Savin, C. P. Van Tassell, T. S. Sonstegard, and M. E. Goddard” </text:span><text:span text:style-name="T17">(</text:span><text:span text:style-name="T18">E</text:span><text:span text:style-name="T17">xtra authors inserted, typo in “Van Tassell”.)</text:span></text:p>
        </text:list-item>
        <text:list-item>
          <text:p text:style-name="P11">“US Department of Agriculture, Plant and Animal Health Inspection Service” should be “US Department of Agriculture, Animal and Plant Health Inspection Service” <text:span text:style-name="T14">(It’s APHIS, not PAHIS.)</text:span></text:p>
        </text:list-item>
        <text:list-item>
          <text:p text:style-name="P11">I think that it’s customary to include a space when referring to the Code of Federal Regulations, e.g., “95 CFR” rather that “95CFR”, but I’m not 100% convinced this is an error <text:span text:style-name="T21">per se</text:span>.</text:p>
        </text:list-item>
      </text:list>
      <text:p text:style-name="P8"><text:span text:style-name="T15">REFERENCES</text:span></text:p>
      <text:section text:style-name="Sect1" text:name="ZOTERO_BIBL {&quot;custom&quot;:[]} CSL_BIBLIOGRAPHY RNDVfFiH1pSaF">
        <text:p text:style-name="Bibliography_20_1">AOAC International. 2012. Official Methods of Analysis. 19th ed. AOAC International, Gaithersburg, MD.</text:p>
        <text:p text:style-name="Bibliography_20_1">Barbano, D.M. 1996. Mozzarella cheese yield: Factors to consider. Page 29 in Proc. Wisconsin Cheese Makers Mtg., Madison. Ctr. Dairy Res., Univ. Wisconsin, Madison.</text:p>
        <text:p text:style-name="Bibliography_20_1">Biernoth, G., and W. Merk. 1985. Fractionation of milk fat using a liquified gas or a gas in the supercritical state. Unilever NV-PLC, assignee. US Pat. No. 4,504,503.</text:p>
        <text:p text:style-name="Bibliography_20_1">Buch, L.H., A.C. Sørensen, J. Lassen, P. Berg, J.-Å. Eriksson, J.H. Jakobsen, and M.K. Sørensen. 2011. Hygiene-related and feed-related hoof diseases show different patterns of genetic correlations to clinical mastitis and female fertility. J. Dairy Sci.. 94:1540–1551. doi:10.3168/jds.2010-3137.</text:p>
        <text:p text:style-name="Bibliography_20_1">FASS. 2010. Guide for the Care and Use of Agricultural Animals in Research and Teaching. 3rd ed. Federation of Animal Science Societies, Champaign, IL.</text:p>
        <text:p text:style-name="Bibliography_20_1">Goering, H.K., and P.J. Van Soest. 1970. Forage Fiber Analyses (Apparatus, Reagents, Procedures, and Some Applications). Agric. Handbook. No. 379. ARS-USDA, Washington, DC.</text:p>
        <text:p text:style-name="Bibliography_20_1">Hayes, B.J., P.J. Bowman, A.J. Chamberlain, K. Savin, C.P. van Tassell, T.S. Sonstegard, and M.E. Goddard. 2009. A validated genome wide association study to breed cattle adapted to an <text:soft-page-break/>environment altered by climate change. PLOS ONE. 4:e6676. doi:10.1371/journal.pone.0006676.</text:p>
        <text:p text:style-name="Bibliography_20_1">Interbull. 2008. Genetic Evaluation. Direct Longevity. Accessed December 20, 2012. http://www-interbull.slu.se/longevity/l-aug08.html.</text:p>
        <text:p text:style-name="Bibliography_20_1">Jenkins, T.C., E. Block, and P.H. Morris. 2011. Potassium reduces the accumulation of trans-10, cis-12 conjugated linoleic acid and trans-18:1 in continuous cultures of mixed ruminal microorganisms regardless of dietary fat level. J. Dairy Sci.. 94:509.</text:p>
        <text:p text:style-name="Bibliography_20_1">Kelly, M.G. 1977. Genetic parameters of growth in purebred and crossbred dairy cattle. MS Thesis. North Carolina State University, Raleigh, NC.</text:p>
        <text:p text:style-name="Bibliography_20_1">Lengemann, F.W., R.A. Wentworth, and C.L. Comar. 1974. Physiological and biochemical aspects of the accumulation of contaminant radionuclides in milk. B.L. Larson and V.R. Smith, ed. Academic Press, London, UK.</text:p>
        <text:p text:style-name="Bibliography_20_1">National Mastitis Council. 1995. Summary of peer-reviewed publications on efficacy of premilking and postmilking teat disinfections published since 1980. Pages 82–92 in Natl. Mastitis Counc. Reg. Mtg. Proc., Harrisburg, PA. Natl. Mastitis Counc., Inc., Madison, WI.</text:p>
        <text:p text:style-name="Bibliography_20_1">National Research Council. 2001. Nutrient Requirements of Dairy Cattle. 7th rev. National Academy Press, Washington, DC.</text:p>
        <text:p text:style-name="Bibliography_20_1">US Department of Agriculture, Plant and Animal Health Inspection Service. 2004. Blood and tissue collection at slaughtering and rendering establishments, final rule. 95CFR part 71. Fed. Regist. 69:10137–10151.</text:p>
        <text:p text:style-name="Bibliography_20_1">VanRaden, P.M. 2008. Efficient methods to compute genomic predictions. J Dairy Sci. 91:4414–4423. doi:10.3168/jds.2007-0980.</text:p>
        <text:p text:style-name="Bibliography_20_1"><text:soft-page-break/>de Vries, M.J., and R.F. Veerkamp. 2000. Energy balance of dairy cattle in relation to milk production variables and fertility. J Dairy Sci. 83:62–69. doi:10.3168/jds.S0022-0302(00)74856-9.</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ibliography_20_1" style:display-name="Bibliography 1" style:family="paragraph" style:parent-style-name="Index" style:class="index">
      <style:paragraph-properties fo:margin-left="0.5in" fo:margin-right="0in" fo:margin-top="0in" fo:margin-bottom="0.1665in" loext:contextual-spacing="false" style:line-height-at-least="0.3335in" fo:text-indent="-0.5in" style:auto-text-indent="false">
        <style:tab-stops/>
      </style:paragraph-properties>
    </style:style>
    <style:style style:name="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3:50:42.599000000</meta:creation-date>
    <dc:date>2016-12-09T16:00:51.064000000</dc:date>
    <meta:editing-duration>PT47M27S</meta:editing-duration>
    <meta:editing-cycles>10</meta:editing-cycles>
    <meta:generator>LibreOffice/5.2.3.3$Windows_x86 LibreOffice_project/d54a8868f08a7b39642414cf2c8ef2f228f780cf</meta:generator>
    <meta:document-statistic meta:table-count="0" meta:image-count="0" meta:object-count="0" meta:page-count="5" meta:paragraph-count="37" meta:word-count="1089" meta:character-count="7121" meta:non-whitespace-character-count="6068"/>
    <meta:user-defined meta:name="ZOTERO_PREF_1">&lt;data data-version="3" zotero-version="4.0.29.10"&gt;&lt;session id="8JhaYXjp"/&gt;&lt;style id="http://www.zotero.org/styles/2016-journal-of-dairy-science" hasBibliography="1" bibliographyStyleHasBeenSet="1"/&gt;&lt;prefs&gt;&lt;pref name="fieldType" value="ReferenceMark"/&gt;&lt;pre</meta:user-defined>
    <meta:user-defined meta:name="ZOTERO_PREF_2">f name="storeReferences" value="true"/&gt;&lt;pref name="automaticJournalAbbreviations" value="true"/&gt;&lt;pref name="noteType" value=""/&gt;&lt;/prefs&gt;&lt;/data&gt;</meta:user-defined>
  </office:meta>
</office:document-meta>
</file>